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Daniel Black" svg:font-family="'Daniel Black'" style:font-pitch="variable"/>
    <style:font-face style:name="Raleway" svg:font-family="Raleway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063" officeooo:paragraph-rsid="000bf063"/>
    </style:style>
    <style:style style:name="P2" style:family="paragraph" style:parent-style-name="Preformatted_20_Text">
      <style:text-properties officeooo:rsid="000bf063" officeooo:paragraph-rsid="000d1278"/>
    </style:style>
    <style:style style:name="P3" style:family="paragraph" style:parent-style-name="Preformatted_20_Text">
      <style:text-properties style:font-name="Ubuntu" fo:font-size="14pt" officeooo:rsid="000bf063" officeooo:paragraph-rsid="000bf063" style:font-size-asian="14pt" style:font-size-complex="14pt"/>
    </style:style>
    <style:style style:name="P4" style:family="paragraph" style:parent-style-name="Preformatted_20_Text">
      <style:text-properties style:font-name="Ubuntu" fo:font-size="14pt" officeooo:rsid="000e0ab0" officeooo:paragraph-rsid="000e0ab0" style:font-size-asian="14pt" style:font-size-complex="14pt"/>
    </style:style>
    <style:style style:name="P5" style:family="paragraph" style:parent-style-name="Preformatted_20_Text">
      <style:text-properties style:font-name="Ubuntu" officeooo:rsid="000bf063" officeooo:paragraph-rsid="000bf063"/>
    </style:style>
    <style:style style:name="P6" style:family="paragraph" style:parent-style-name="Preformatted_20_Text">
      <style:text-properties style:font-name="Ubuntu" fo:font-size="10pt" officeooo:rsid="000e0ab0" officeooo:paragraph-rsid="000e0ab0" style:font-size-asian="10pt" style:font-size-complex="10pt"/>
    </style:style>
    <style:style style:name="P7" style:family="paragraph" style:parent-style-name="Preformatted_20_Text">
      <style:text-properties style:font-name="Ubuntu" fo:font-size="10pt" officeooo:rsid="000bf063" officeooo:paragraph-rsid="000bf063" style:font-size-asian="10pt" style:font-size-complex="10pt"/>
    </style:style>
    <style:style style:name="P8" style:family="paragraph" style:parent-style-name="Preformatted_20_Text">
      <style:text-properties style:font-name="Ubuntu" officeooo:rsid="000f9420" officeooo:paragraph-rsid="000f9420"/>
    </style:style>
    <style:style style:name="P9" style:family="paragraph" style:parent-style-name="Preformatted_20_Text">
      <style:text-properties officeooo:paragraph-rsid="00112c00"/>
    </style:style>
    <style:style style:name="P10" style:family="paragraph" style:parent-style-name="Preformatted_20_Text">
      <style:text-properties officeooo:paragraph-rsid="001312c4"/>
    </style:style>
    <style:style style:name="P11" style:family="paragraph" style:parent-style-name="Preformatted_20_Text">
      <style:text-properties officeooo:paragraph-rsid="0014605f"/>
    </style:style>
    <style:style style:name="P12" style:family="paragraph" style:parent-style-name="Preformatted_20_Text">
      <style:text-properties officeooo:rsid="00165875" officeooo:paragraph-rsid="00165875"/>
    </style:style>
    <style:style style:name="T1" style:family="text">
      <style:text-properties officeooo:rsid="000d1278"/>
    </style:style>
    <style:style style:name="T2" style:family="text">
      <style:text-properties style:font-name="Ubuntu"/>
    </style:style>
    <style:style style:name="T3" style:family="text">
      <style:text-properties style:font-name="Ubuntu" officeooo:rsid="000d1278"/>
    </style:style>
    <style:style style:name="T4" style:family="text">
      <style:text-properties style:font-name="Ubuntu" officeooo:rsid="000e0ab0"/>
    </style:style>
    <style:style style:name="T5" style:family="text">
      <style:text-properties style:font-name="Ubuntu" fo:font-size="14pt" style:font-size-asian="14pt" style:font-size-complex="14pt"/>
    </style:style>
    <style:style style:name="T6" style:family="text">
      <style:text-properties style:font-name="Ubuntu" officeooo:rsid="00112c00"/>
    </style:style>
    <style:style style:name="T7" style:family="text">
      <style:text-properties style:font-name="Ubuntu" officeooo:rsid="001312c4"/>
    </style:style>
    <style:style style:name="T8" style:family="text">
      <style:text-properties style:font-name="Ubuntu" fo:font-size="10pt" officeooo:rsid="0014605f" style:font-size-asian="10pt" style:font-size-complex="10pt"/>
    </style:style>
    <style:style style:name="T9" style:family="text">
      <style:text-properties style:font-name="Ubuntu" officeooo:rsid="0014605f"/>
    </style:style>
    <style:style style:name="T10" style:family="text">
      <style:text-properties officeooo:rsid="000e0ab0"/>
    </style:style>
    <style:style style:name="T11" style:family="text">
      <style:text-properties officeooo:rsid="000f9420"/>
    </style:style>
    <style:style style:name="T12" style:family="text">
      <style:text-properties officeooo:rsid="0010cd6c"/>
    </style:style>
    <style:style style:name="T13" style:family="text">
      <style:text-properties officeooo:rsid="001460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Web Design</text:span></text:p>
      <text:p text:style-name="P2"><text:span text:style-name="T3">S</text:span><text:span text:style-name="T2">ample task: How to design a website ?</text:span></text:p>
      <text:p text:style-name="P5">Tools: HTML CSS JavaScript GIMP</text:p>
      <text:p text:style-name="P9"><text:span text:style-name="T6">Course: </text:span><text:a xlink:type="simple" xlink:href="https://www.coursera.org/specializations/web-design" text:style-name="Internet_20_link" text:visited-style-name="Visited_20_Internet_20_Link"><text:span text:style-name="T6">https://www.coursera.org/specializations/web-design</text:span></text:a></text:p>
      <text:p text:style-name="P1"/>
      <text:p text:style-name="P3">Graphic Design</text:p>
      <text:p text:style-name="P1"><text:span text:style-name="T4">Sample task: </text:span><text:span text:style-name="T2">How to design a logo ?</text:span></text:p>
      <text:p text:style-name="P1"><text:span text:style-name="T4">Tools: </text:span><text:span text:style-name="T2">GIMP Inkscape</text:span></text:p>
      <text:p text:style-name="P10"><text:span text:style-name="T7">Course: </text:span><text:a xlink:type="simple" xlink:href="https://www.coursera.org/specializations/graphic-design" text:style-name="Internet_20_link" text:visited-style-name="Visited_20_Internet_20_Link"><text:span text:style-name="T7">https://www.coursera.org/specializations/graphic-design</text:span></text:a></text:p>
      <text:p text:style-name="P1"/>
      <text:p text:style-name="P4">Interaction Design</text:p>
      <text:p text:style-name="P6"><text:span text:style-name="T12">S</text:span>ample task: Interactivity in web</text:p>
      <text:p text:style-name="P7"><text:span text:style-name="T10">Tool: JavaScript</text:span></text:p>
      <text:p text:style-name="P11"><text:span text:style-name="T8">Course: </text:span><text:a xlink:type="simple" xlink:href="https://www.coursera.org/specializations/interaction-design" text:style-name="Internet_20_link" text:visited-style-name="Visited_20_Internet_20_Link"><text:span text:style-name="T8">https://www.coursera.org/specializations/interaction-design</text:span></text:a></text:p>
      <text:p text:style-name="P7"/>
      <text:p text:style-name="P3">Game Design</text:p>
      <text:p text:style-name="P5"><text:span text:style-name="T12">Sample task: What does a game consist of and how it plays ?</text:span></text:p>
      <text:p text:style-name="P8">Tools: GIMP Blender</text:p>
      <text:p text:style-name="P11"><text:span text:style-name="T9">Course: </text:span><text:a xlink:type="simple" xlink:href="https://www.coursera.org/specializations/game-development" text:style-name="Internet_20_link" text:visited-style-name="Visited_20_Internet_20_Link"><text:span text:style-name="T9">https://www.coursera.org/specializations/game-development</text:span></text:a></text:p>
      <text:p text:style-name="P12"><text:span text:style-name="T9">n</text:span><text:span text:style-name="T2">ot sure if about this course since it uses Unity 3d game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sine" svg:font-family="Cousine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Daniel Black" svg:font-family="'Daniel Black'" style:font-pitch="variable"/>
    <style:font-face style:name="Raleway" svg:font-family="Raleway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21:33:57.551808074</dc:date>
    <meta:editing-duration>PT43M40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76" meta:character-count="623" meta:non-whitespace-character-count="564"/>
  </office:meta>
</office:document-meta>
</file>